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Band1" style:family="table" style:master-page-name="Standard">
      <style:table-properties style:width="16.88cm" fo:margin-left="-0.191cm" style:page-number="auto" table:align="left" style:writing-mode="lr-tb"/>
    </style:style>
    <style:style style:name="Band1.A" style:family="table-column">
      <style:table-column-properties style:column-width="8.44cm"/>
    </style:style>
    <style:style style:name="Band1.1" style:family="table-row">
      <style:table-row-properties style:keep-together="true" fo:keep-together="auto"/>
    </style:style>
    <style:style style:name="Band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Standard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nd1" table:style-name="Band1">
        <table:table-column table:style-name="Band1.A" table:number-columns-repeated="2"/>
        <table:table-row table:style-name="Band1.1">
          <table:table-cell table:style-name="Band1.A1" office:value-type="string">
            <text:p text:style-name="P1">##band=Band1</text:p>
            <text:p text:style-name="P1">Col1</text:p>
          </table:table-cell>
          <table:table-cell table:style-name="Band1.A1" office:value-type="string">
            <text:p text:style-name="P1">Col2</text:p>
          </table:table-cell>
        </table:table-row>
        <table:table-row table:style-name="Band1.1">
          <table:table-cell table:style-name="Band1.A1" office:value-type="string">
            <text:p text:style-name="P1">${col1}</text:p>
          </table:table-cell>
          <table:table-cell table:style-name="Band1.A1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P1">${Root.image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3-10-04T13:08:01.51</dc:date>
    <meta:editing-cycles>8</meta:editing-cycles>
    <meta:editing-duration>PT1M45S</meta:editing-duration>
    <meta:generator>OpenOffice.org/3.3$Win32 OpenOffice.org_project/330m20$Build-9567</meta:generator>
    <meta:document-statistic meta:table-count="1" meta:image-count="0" meta:object-count="0" meta:page-count="2" meta:paragraph-count="9" meta:word-count="9" meta:character-count="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